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4" manifest:media-type=""/>
  <manifest:file-entry manifest:full-path="ObjectReplacements/Object 5" manifest:media-type=""/>
  <manifest:file-entry manifest:full-path="ObjectReplacements/Object 6"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fo:break-before="auto" fo:break-after="auto" table:align="margins" fo:keep-with-next="auto" style:may-break-between-rows="tru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F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fo:keep-together="auto">
        <style:background-image/>
      </style:table-row-properties>
    </style:style>
    <style:style style:name="Tabella1.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4" style:family="table-row">
      <style:table-row-properties fo:background-color="#eeeeee">
        <style:background-image/>
      </style:table-row-properties>
    </style:style>
    <style:style style:name="Tabella1.B4" style:family="table-cell" style:data-style-name="N0">
      <style:table-cell-properties fo:background-color="#eeeeee" fo:padding="0.049cm" fo:border-left="0.05pt solid #cccccc" fo:border-right="none" fo:border-top="none" fo:border-bottom="0.05pt solid #cccccc" style:writing-mode="page">
        <style:background-image/>
      </style:table-cell-properties>
    </style:style>
    <style:style style:name="Tabella1.F4" style:family="table-cell" style:data-style-name="N0">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C5"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1.F5"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6" style:family="table-row">
      <style:table-row-properties fo:background-color="#eeeeee">
        <style:background-image/>
      </style:table-row-properties>
    </style:style>
    <style:style style:name="Tabella1.8" style:family="table-row">
      <style:table-row-properties fo:background-color="#eeeeee">
        <style:background-image/>
      </style:table-row-properties>
    </style:style>
    <style:style style:name="Tabella1.10" style:family="table-row">
      <style:table-row-properties fo:background-color="#eeeeee">
        <style:background-image/>
      </style:table-row-properties>
    </style:style>
    <style:style style:name="Tabella1.11" style:family="table-row">
      <style:table-row-properties fo:background-color="transparent" fo:keep-together="always">
        <style:background-image/>
      </style:table-row-properties>
    </style:style>
    <style:style style:name="Tabella1.12" style:family="table-row">
      <style:table-row-properties fo:background-color="#eeeeee">
        <style:background-image/>
      </style:table-row-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Enemiesstatsforlevel6.G1" style:family="table-cell">
      <style:table-cell-properties fo:background-color="transparent" fo:padding="0.049cm" fo:border="0.05pt solid #cccccc" style:writing-mode="page">
        <style:background-image/>
      </style:table-cell-properties>
    </style:style>
    <style:style style:name="Enemiesstatsforlevel6.2" style:family="table-row">
      <style:table-row-properties fo:background-color="#ffffff" fo:keep-together="always">
        <style:background-image/>
      </style:table-row-properties>
    </style:style>
    <style:style style:name="Enemiesstatsforlevel6.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3" style:family="table-row">
      <style:table-row-properties fo:background-color="#eeeee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4"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5" style:family="table-row">
      <style:table-row-properties fo:background-color="#eeeeee">
        <style:background-image/>
      </style:table-row-properties>
    </style:style>
    <style:style style:name="Enemiesstatsforlevel6.6" style:family="table-row">
      <style:table-row-properties fo:background-color="transparent">
        <style:background-image/>
      </style:table-row-properties>
    </style:style>
    <style:style style:name="Enemiesstatsforlevel6.7" style:family="table-row">
      <style:table-row-properties fo:background-color="#eeeeee">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796cm" style:rel-column-width="6193*"/>
    </style:style>
    <style:style style:name="Scontri.B" style:family="table-column">
      <style:table-column-properties style:column-width="3.201cm" style:rel-column-width="11042*"/>
    </style:style>
    <style:style style:name="Scontri.C" style:family="table-column">
      <style:table-column-properties style:column-width="4.895cm" style:rel-column-width="16882*"/>
    </style:style>
    <style:style style:name="Scontri.D" style:family="table-column">
      <style:table-column-properties style:column-width="2.499cm" style:rel-column-width="8620*"/>
    </style:style>
    <style:style style:name="Scontri.F" style:family="table-column">
      <style:table-column-properties style:column-width="4.11cm" style:rel-column-width="14178*"/>
    </style:style>
    <style:style style:name="Scontri.1" style:family="table-row">
      <style:table-row-properties fo:keep-together="auto"/>
    </style:style>
    <style:style style:name="Scontri.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Scontri.C1" style:family="table-cell">
      <style:table-cell-properties fo:background-color="transparent" fo:padding="0cm" fo:border="0.05pt solid #cccccc" style:writing-mode="page">
        <style:background-image/>
      </style:table-cell-properties>
    </style:style>
    <style:style style:name="Scontri.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Scontri.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Scontri.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Scontri.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paragraph-rsid="001064cf"/>
    </style:style>
    <style:style style:name="P6" style:family="paragraph" style:parent-style-name="Standard">
      <style:text-properties fo:language="en" fo:country="US"/>
    </style:style>
    <style:style style:name="P7" style:family="paragraph" style:parent-style-name="Footnote">
      <style:text-properties officeooo:rsid="00203f48" officeooo:paragraph-rsid="00203f48"/>
    </style:style>
    <style:style style:name="P8" style:family="paragraph" style:parent-style-name="Footnote">
      <style:paragraph-properties fo:margin-left="0cm" fo:margin-right="0cm" fo:text-indent="0cm" style:auto-text-indent="false"/>
      <style:text-properties officeooo:paragraph-rsid="00212033"/>
    </style:style>
    <style:style style:name="P9" style:family="paragraph" style:parent-style-name="Standard">
      <style:text-properties officeooo:rsid="00293f2b" officeooo:paragraph-rsid="00293f2b"/>
    </style:style>
    <style:style style:name="P10" style:family="paragraph" style:parent-style-name="Standard">
      <style:text-properties officeooo:rsid="00293f2b" officeooo:paragraph-rsid="002b8a39"/>
    </style:style>
    <style:style style:name="P11" style:family="paragraph" style:parent-style-name="Text_20_body">
      <style:text-properties officeooo:rsid="00293f2b" officeooo:paragraph-rsid="00293f2b"/>
    </style:style>
    <style:style style:name="P12" style:family="paragraph" style:parent-style-name="Heading_20_1">
      <style:paragraph-properties fo:break-before="page"/>
      <style:text-properties fo:language="en" fo:country="US"/>
    </style:style>
    <style:style style:name="P13" style:family="paragraph" style:parent-style-name="Heading_20_2">
      <style:paragraph-properties fo:break-before="page"/>
      <style:text-properties officeooo:rsid="001651f7" officeooo:paragraph-rsid="001651f7"/>
    </style:style>
    <style:style style:name="P14" style:family="paragraph" style:parent-style-name="Heading_20_2">
      <style:paragraph-properties fo:break-before="page"/>
      <style:text-properties officeooo:rsid="00293f2b" officeooo:paragraph-rsid="00293f2b"/>
    </style:style>
    <style:style style:name="T1" style:family="text">
      <style:text-properties officeooo:rsid="0010ff9d"/>
    </style:style>
    <style:style style:name="T2" style:family="text">
      <style:text-properties style:text-position="super 58%"/>
    </style:style>
    <style:style style:name="T3" style:family="text">
      <style:text-properties officeooo:rsid="002a2e14"/>
    </style:style>
    <style:style style:name="T4" style:family="text">
      <style:text-properties officeooo:rsid="002b8a39"/>
    </style:style>
    <style:style style:name="T5" style:family="text">
      <style:text-properties officeooo:rsid="002d60f4"/>
    </style:style>
    <style:style style:name="T6" style:family="text">
      <style:text-properties officeooo:rsid="002d719d"/>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Fights outcomes</text:h>
      <text:p text:style-name="P6">The rules follow the first edition of D&amp;D.</text:p>
      <text:h text:style-name="Heading_20_2" text:outline-level="2">Stats</text:h>
      <text:h text:style-name="Heading_20_3" text:outline-level="3">Main characters stats for level 6: Cal</text:h>
      <table:table table:name="Tabella1" table:style-name="Tabella1">
        <table:table-column table:style-name="Tabella1.A"/>
        <table:table-column table:style-name="Tabella1.B" table:number-columns-repeated="2"/>
        <table:table-column table:style-name="Tabella1.D" table:number-columns-repeated="2"/>
        <table:table-column table:style-name="Tabella1.F"/>
        <table:table-row>
          <table:table-cell table:style-name="Tabella1.A1" office:value-type="string">
            <text:p text:style-name="Table_20_Heading"/>
          </table:table-cell>
          <table:table-cell table:style-name="Tabella1.A1" office:value-type="string">
            <text:p text:style-name="Table_20_Heading">Sophie</text:p>
          </table:table-cell>
          <table:table-cell table:style-name="Tabella1.A1" office:value-type="string">
            <text:p text:style-name="Table_20_Heading">Calcifer</text:p>
          </table:table-cell>
          <table:table-cell table:style-name="Tabella1.A1" office:value-type="string">
            <text:p text:style-name="Table_20_Heading">Markl</text:p>
          </table:table-cell>
          <table:table-cell table:style-name="Tabella1.A1" office:value-type="string">
            <text:p text:style-name="Table_20_Heading">Heen</text:p>
          </table:table-cell>
          <table:table-cell table:style-name="Tabella1.F1" office:value-type="string">
            <text:p text:style-name="Table_20_Heading">Wow</text:p>
          </table:table-cell>
        </table:table-row>
        <table:table-row table:style-name="Tabella1.2">
          <table:table-cell table:style-name="Tabella1.A2" office:value-type="string">
            <text:p text:style-name="Table_20_Contents">Class</text:p>
          </table:table-cell>
          <table:table-cell table:style-name="Tabella1.A2" office:value-type="string">
            <text:p text:style-name="Table_20_Contents">Magic-user</text:p>
          </table:table-cell>
          <table:table-cell table:style-name="Tabella1.A2" office:value-type="string">
            <text:p text:style-name="Table_20_Contents">Elf</text:p>
          </table:table-cell>
          <table:table-cell table:style-name="Tabella1.A2" office:value-type="string">
            <text:p text:style-name="Table_20_Contents">Magic-user</text:p>
          </table:table-cell>
          <table:table-cell table:style-name="Tabella1.A2" office:value-type="string">
            <text:p text:style-name="Table_20_Contents">Warrior</text:p>
          </table:table-cell>
          <table:table-cell table:style-name="Tabella1.F2" office:value-type="string">
            <text:p text:style-name="Table_20_Contents">Old Cleric</text:p>
          </table:table-cell>
        </table:table-row>
        <table:table-row>
          <table:table-cell table:style-name="Tabella1.A3" office:value-type="string">
            <text:p text:style-name="Table_20_Contents">Level</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F3" office:value-type="string">
            <text:p text:style-name="Table_20_Contents">5/6</text:p>
          </table:table-cell>
        </table:table-row>
        <table:table-row table:style-name="Tabella1.4">
          <table:table-cell table:style-name="Tabella1.A2" office:value-type="string">
            <text:p text:style-name="Table_20_Contents">Strength</text:p>
          </table:table-cell>
          <table:table-cell table:style-name="Tabella1.B4" office:value-type="float" office:value="8">
            <text:p text:style-name="Table_20_Contents">8</text:p>
          </table:table-cell>
          <table:table-cell table:style-name="Tabella1.A2" office:value-type="string">
            <text:p text:style-name="Table_20_Contents">15/16</text:p>
          </table:table-cell>
          <table:table-cell table:style-name="Tabella1.B4" office:value-type="float" office:value="7">
            <text:p text:style-name="Table_20_Contents">7</text:p>
          </table:table-cell>
          <table:table-cell table:style-name="Tabella1.B4" office:value-type="float" office:value="18">
            <text:p text:style-name="Table_20_Contents">18</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Constitution</text:p>
          </table:table-cell>
          <table:table-cell table:style-name="Tabella1.A3" office:value-type="string">
            <text:p text:style-name="Table_20_Contents">13/14</text:p>
          </table:table-cell>
          <table:table-cell table:style-name="Tabella1.C5" office:value-type="float" office:value="16">
            <text:p text:style-name="Table_20_Contents">16</text:p>
          </table:table-cell>
          <table:table-cell table:style-name="Tabella1.C5" office:value-type="float" office:value="11">
            <text:p text:style-name="Table_20_Contents">11</text:p>
          </table:table-cell>
          <table:table-cell table:style-name="Tabella1.A3" office:value-type="string">
            <text:p text:style-name="Table_20_Contents">17/18</text:p>
          </table:table-cell>
          <table:table-cell table:style-name="Tabella1.F5" office:value-type="float" office:value="13">
            <text:p text:style-name="Table_20_Contents">13</text:p>
          </table:table-cell>
        </table:table-row>
        <table:table-row table:style-name="Tabella1.6">
          <table:table-cell table:style-name="Tabella1.A2" office:value-type="string">
            <text:p text:style-name="Table_20_Contents">Dexterity</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6">
            <text:p text:style-name="Table_20_Contents">16</text:p>
          </table:table-cell>
          <table:table-cell table:style-name="Tabella1.B4" office:value-type="float" office:value="10">
            <text:p text:style-name="Table_20_Contents">10</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Intelligence</text:p>
          </table:table-cell>
          <table:table-cell table:style-name="Tabella1.C5" office:value-type="float" office:value="18">
            <text:p text:style-name="Table_20_Contents">18</text:p>
          </table:table-cell>
          <table:table-cell table:style-name="Tabella1.C5" office:value-type="float" office:value="13">
            <text:p text:style-name="Table_20_Contents">13</text:p>
          </table:table-cell>
          <table:table-cell table:style-name="Tabella1.A3" office:value-type="string">
            <text:p text:style-name="Table_20_Contents">17/18</text:p>
          </table:table-cell>
          <table:table-cell table:style-name="Tabella1.C5" office:value-type="float" office:value="6">
            <text:p text:style-name="Table_20_Contents">6</text:p>
          </table:table-cell>
          <table:table-cell table:style-name="Tabella1.F3" office:value-type="string">
            <text:p text:style-name="Table_20_Contents">14</text:p>
          </table:table-cell>
        </table:table-row>
        <table:table-row table:style-name="Tabella1.8">
          <table:table-cell table:style-name="Tabella1.A2" office:value-type="string">
            <text:p text:style-name="Table_20_Contents">Wisdom</text:p>
          </table:table-cell>
          <table:table-cell table:style-name="Tabella1.B4" office:value-type="float" office:value="14">
            <text:p text:style-name="Table_20_Contents">14</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0">
            <text:p text:style-name="Table_20_Contents">10</text:p>
          </table:table-cell>
          <table:table-cell table:style-name="Tabella1.F2" office:value-type="string">
            <text:p text:style-name="Table_20_Contents">15/16</text:p>
          </table:table-cell>
        </table:table-row>
        <table:table-row>
          <table:table-cell table:style-name="Tabella1.A3" office:value-type="string">
            <text:p text:style-name="Table_20_Contents">Charisma</text:p>
          </table:table-cell>
          <table:table-cell table:style-name="Tabella1.C5" office:value-type="float" office:value="16">
            <text:p text:style-name="Table_20_Contents">16</text:p>
          </table:table-cell>
          <table:table-cell table:style-name="Tabella1.C5" office:value-type="float" office:value="18">
            <text:p text:style-name="Table_20_Contents">18</text:p>
          </table:table-cell>
          <table:table-cell table:style-name="Tabella1.C5" office:value-type="float" office:value="14">
            <text:p text:style-name="Table_20_Contents">14</text:p>
          </table:table-cell>
          <table:table-cell table:style-name="Tabella1.C5" office:value-type="float" office:value="8">
            <text:p text:style-name="Table_20_Contents">8</text:p>
          </table:table-cell>
          <table:table-cell table:style-name="Tabella1.F5" office:value-type="float" office:value="10">
            <text:p text:style-name="Table_20_Contents">10</text:p>
          </table:table-cell>
        </table:table-row>
        <table:table-row table:style-name="Tabella1.10">
          <table:table-cell table:style-name="Tabella1.A2" office:value-type="string">
            <text:p text:style-name="Table_20_Contents">HP</text:p>
          </table:table-cell>
          <table:table-cell table:style-name="Tabella1.A2" office:value-type="string">
            <text:p text:style-name="Table_20_Contents">24/+5</text:p>
          </table:table-cell>
          <table:table-cell table:style-name="Tabella1.A2" office:value-type="string">
            <text:p text:style-name="Table_20_Contents">40/+6</text:p>
          </table:table-cell>
          <table:table-cell table:style-name="Tabella1.A2" office:value-type="string">
            <text:p text:style-name="Table_20_Contents">20/+4</text:p>
          </table:table-cell>
          <table:table-cell table:style-name="Tabella1.A2" office:value-type="string">
            <text:p text:style-name="Table_20_Contents">48/+11</text:p>
          </table:table-cell>
          <table:table-cell table:style-name="Tabella1.F2" office:value-type="string">
            <text:p text:style-name="Table_20_Contents">24/+5</text:p>
          </table:table-cell>
        </table:table-row>
        <table:table-row table:style-name="Tabella1.11">
          <table:table-cell table:style-name="Tabella1.A3" office:value-type="string">
            <text:p text:style-name="Table_20_Contents">AC</text:p>
          </table:table-cell>
          <table:table-cell table:style-name="Tabella1.C5" office:value-type="float" office:value="8">
            <text:p text:style-name="Table_20_Contents">8</text:p>
          </table:table-cell>
          <table:table-cell table:style-name="Tabella1.C5" office:value-type="float" office:value="6">
            <text:p text:style-name="Table_20_Contents">6</text:p>
          </table:table-cell>
          <table:table-cell table:style-name="Tabella1.C5" office:value-type="float" office:value="7">
            <text:p text:style-name="Table_20_Contents">7</text:p>
          </table:table-cell>
          <table:table-cell table:style-name="Tabella1.C5" office:value-type="float" office:value="7">
            <text:p text:style-name="Table_20_Contents">7</text:p>
          </table:table-cell>
          <table:table-cell table:style-name="Tabella1.F5" office:value-type="float" office:value="9">
            <text:p text:style-name="Table_20_Contents">9</text:p>
          </table:table-cell>
        </table:table-row>
        <table:table-row table:style-name="Tabella1.12">
          <table:table-cell table:style-name="Tabella1.A3" office:value-type="string">
            <text:p text:style-name="Table_20_Contents">TAC0</text:p>
          </table:table-cell>
          <table:table-cell table:style-name="Tabella1.A3" office:value-type="string">
            <text:p text:style-name="Table_20_Contents">17/15</text:p>
          </table:table-cell>
          <table:table-cell table:style-name="Tabella1.A3" office:value-type="string">
            <text:p text:style-name="Table_20_Contents">17</text:p>
          </table:table-cell>
          <table:table-cell table:style-name="Tabella1.A3" office:value-type="string">
            <text:p text:style-name="Table_20_Contents">17/15</text:p>
          </table:table-cell>
          <table:table-cell table:style-name="Tabella1.C5" office:value-type="float" office:value="17">
            <text:p text:style-name="Table_20_Contents">17</text:p>
          </table:table-cell>
          <table:table-cell table:style-name="Tabella1.F3" office:value-type="string">
            <text:p text:style-name="Table_20_Contents">17/15</text:p>
          </table:table-cell>
        </table:table-row>
      </table:table>
      <text:p text:style-name="P6"/>
      <text:p text:style-name="P6">AC= 9 - Bonus Dexterity</text:p>
      <text:p text:style-name="P6">Heen starts with leather armor and with a Club (1d4). </text:p>
      <text:p text:style-name="P6">Calcifer starts with the mail chain and with a Short Sword (1d6)</text:p>
      <text:p text:style-name="P6">Team’s speed on game map: 8 km/h </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text:span text:style-name="T4">Mud</text:span>-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P5"><text:span text:style-name="T1">2</text:span>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6">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7">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
      <text:h text:style-name="P13" text:outline-level="2">Fights in Level 6 – Cal</text:h>
      <table:table table:name="Scontri" table:style-name="Scontri" table:template-name="Team7GrayTable">
        <table:table-column table:style-name="Scontri.A"/>
        <table:table-column table:style-name="Scontri.B"/>
        <table:table-column table:style-name="Scontri.C"/>
        <table:table-column table:style-name="Scontri.D" table:number-columns-repeated="2"/>
        <table:table-column table:style-name="Scontri.F"/>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P8"><text:s/><draw:frame draw:style-name="fr1" draw:name="Object1" text:anchor-type="as-char" svg:y="-0.713cm" svg:width="12.079cm" svg:height="1.139cm" draw:z-index="0"><draw:object xlink:href="./Object 4" xlink:type="simple" xlink:show="embed" xlink:actuate="onLoad"/><draw:image xlink:href="./ObjectReplacements/Object 4" xlink:type="simple" xlink:show="embed" xlink:actuate="onLoad"/><svg:desc>formula</svg:desc></draw:frame></text:p><text:p text:style-name="P8">Where k is the number of combatants (Team1) attacking while h is the number of possible targets on defense (Team2). Critical and weak attack are balanced having equal probabilities (1/20) and inverse effects.</text:p></text:note-body></text:note> to the team<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2"><text:note-ref text:note-class="footnote" text:reference-format="text" text:ref-name="ftn1">1</text:note-ref></text:span> of the team<text:note text:id="ftn3"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C1" office:value-type="string">
              <text:p text:style-name="P3">Difficulty<text:note text:id="ftn4" text:note-class="footnote"><text:note-citation>4</text:note-citation><text:note-body><text:p text:style-name="P7"><draw:frame draw:style-name="fr1" draw:name="Object2" text:anchor-type="as-char" svg:y="-0.66cm" svg:width="8.259cm" svg:height="1.101cm" draw:z-index="1"><draw:object xlink:href="./Object 5" xlink:type="simple" xlink:show="embed" xlink:actuate="onLoad"/><draw:image xlink:href="./ObjectReplacements/Object 5" xlink:type="simple" xlink:show="embed" xlink:actuate="onLoad"/><svg:desc>formula</svg:desc></draw:frame><draw:frame draw:style-name="fr1" draw:name="Object3" text:anchor-type="as-char" svg:y="-0.619cm" svg:width="5.664cm" svg:height="1.007cm" draw:z-index="2"><draw:object xlink:href="./Object 6" xlink:type="simple" xlink:show="embed" xlink:actuate="onLoad"/><draw:image xlink:href="./ObjectReplacements/Object 6" xlink:type="simple" xlink:show="embed" xlink:actuate="onLoad"/><svg:desc>formula</svg:desc></draw:frame></text:p></text:note-body></text:note></text:p>
            </table:table-cell>
          </table:table-row>
        </table:table-header-rows>
        <table:table-row table:style-name="Scontri.1">
          <table:table-cell table:style-name="Scontri.A2" office:value-type="string">
            <text:p text:style-name="P4">Tavern</text:p>
          </table:table-cell>
          <table:table-cell table:style-name="Scontri.A2" office:value-type="string">
            <text:p text:style-name="P4">Main Room</text:p>
          </table:table-cell>
          <table:table-cell table:style-name="Scontri.C2" office:value-type="string">
            <text:p text:style-name="P4">15 civil</text:p>
          </table:table-cell>
          <table:table-cell table:style-name="Scontri.A2" office:value-type="string">
            <text:p text:style-name="P4">19.5</text:p>
          </table:table-cell>
          <table:table-cell table:style-name="Scontri.C2" office:value-type="string">
            <text:p text:style-name="P4">25.8</text:p>
          </table:table-cell>
          <table:table-cell table:style-name="Scontri.C2" office:value-type="string">
            <text:p text:style-name="P4">0.172 – 0.125 = 0.047</text:p>
          </table:table-cell>
        </table:table-row>
        <table:table-row table:style-name="Scontri.1">
          <table:table-cell table:style-name="Scontri.A3" office:value-type="string">
            <text:p text:style-name="P4">Armory</text:p>
          </table:table-cell>
          <table:table-cell table:style-name="Scontri.A3" office:value-type="string">
            <text:p text:style-name="P4">Entrance</text:p>
          </table:table-cell>
          <table:table-cell table:style-name="Scontri.C3" office:value-type="string">
            <text:p text:style-name="P4">3 soldier</text:p>
          </table:table-cell>
          <table:table-cell table:style-name="Scontri.A3" office:value-type="string">
            <text:p text:style-name="P4">9</text:p>
          </table:table-cell>
          <table:table-cell table:style-name="Scontri.C3" office:value-type="string">
            <text:p text:style-name="P4">24.57</text:p>
          </table:table-cell>
          <table:table-cell table:style-name="Scontri.C3" office:value-type="string">
            <text:p text:style-name="P4">0.255 – 0.057 = 0.198</text:p>
          </table:table-cell>
        </table:table-row>
        <table:table-row table:style-name="Scontri.1">
          <table:table-cell table:style-name="Scontri.A2" office:value-type="string">
            <text:p text:style-name="P4">Armory</text:p>
          </table:table-cell>
          <table:table-cell table:style-name="Scontri.A2" office:value-type="string">
            <text:p text:style-name="P4">Corrido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Armory</text:p>
          </table:table-cell>
          <table:table-cell table:style-name="Scontri.A3" office:value-type="string">
            <text:p text:style-name="P4">Forge</text:p>
          </table:table-cell>
          <table:table-cell table:style-name="Scontri.C3" office:value-type="string">
            <text:p text:style-name="P4">2 soldier</text:p>
          </table:table-cell>
          <table:table-cell table:style-name="Scontri.A3" office:value-type="string">
            <text:p text:style-name="P4">6</text:p>
          </table:table-cell>
          <table:table-cell table:style-name="Scontri.C3" office:value-type="string">
            <text:p text:style-name="P4">24.57</text:p>
          </table:table-cell>
          <table:table-cell table:style-name="Scontri.C3" office:value-type="string">
            <text:p text:style-name="P4">0.383 – 0.038 = 0.345</text:p>
          </table:table-cell>
        </table:table-row>
        <table:table-row table:style-name="Scontri.1">
          <table:table-cell table:style-name="Scontri.A2" office:value-type="string">
            <text:p text:style-name="P4">Sewers</text:p>
          </table:table-cell>
          <table:table-cell table:style-name="Scontri.A2" office:value-type="string">
            <text:p text:style-name="P4">Rat’s nest</text:p>
          </table:table-cell>
          <table:table-cell table:style-name="Scontri.C2" office:value-type="string">
            <text:p text:style-name="P4">20 rats</text:p>
          </table:table-cell>
          <table:table-cell table:style-name="Scontri.A2" office:value-type="string">
            <text:p text:style-name="P4">31</text:p>
          </table:table-cell>
          <table:table-cell table:style-name="Scontri.C2" office:value-type="string">
            <text:p text:style-name="P4">23.35</text:p>
          </table:table-cell>
          <table:table-cell table:style-name="Scontri.C2" office:value-type="string">
            <text:p text:style-name="P4">0.083 – 0.198 = -0.115</text:p>
          </table:table-cell>
        </table:table-row>
        <table:table-row table:style-name="Scontri.1">
          <table:table-cell table:style-name="Scontri.A3" office:value-type="string">
            <text:p text:style-name="P4">Sewers</text:p>
          </table:table-cell>
          <table:table-cell table:style-name="Scontri.A3" office:value-type="string">
            <text:p text:style-name="P4">Large basin</text:p>
          </table:table-cell>
          <table:table-cell table:style-name="Scontri.C3" office:value-type="string">
            <text:p text:style-name="P4">1 mud monster</text:p>
          </table:table-cell>
          <table:table-cell table:style-name="Scontri.A3" office:value-type="string">
            <text:p text:style-name="P4">34.2<text:note text:id="ftn5" text:note-class="footnote"><text:note-citation>5</text:note-citation><text:note-body><text:p text:style-name="Footnote">The mud monster tries to hit all the members of the team each turn (inflicts 6,84 to each). </text:p></text:note-body></text:note></text:p>
          </table:table-cell>
          <table:table-cell table:style-name="Scontri.C3" office:value-type="string">
            <text:p text:style-name="P4">24.57</text:p>
          </table:table-cell>
          <table:table-cell table:style-name="Scontri.C3" office:value-type="string">
            <text:p text:style-name="P4">0.245 – 0.219 = 0.026</text:p>
          </table:table-cell>
        </table:table-row>
        <table:table-row table:style-name="Scontri.1">
          <table:table-cell table:style-name="Scontri.A2" office:value-type="string">
            <text:p text:style-name="P4">Prison</text:p>
          </table:table-cell>
          <table:table-cell table:style-name="Scontri.A2" office:value-type="string">
            <text:p text:style-name="P4">Entrance</text:p>
          </table:table-cell>
          <table:table-cell table:style-name="Scontri.C2" office:value-type="string">
            <text:p text:style-name="P4">1 soldier</text:p>
          </table:table-cell>
          <table:table-cell table:style-name="Scontri.A2" office:value-type="string">
            <text:p text:style-name="P4">3</text:p>
          </table:table-cell>
          <table:table-cell table:style-name="Scontri.C2" office:value-type="string">
            <text:p text:style-name="P4">24.57</text:p>
          </table:table-cell>
          <table:table-cell table:style-name="Scontri.C2" office:value-type="string">
            <text:p text:style-name="P4">0.767 – 0.019 = 0.748</text:p>
          </table:table-cell>
        </table:table-row>
        <table:table-row table:style-name="Scontri.1">
          <table:table-cell table:style-name="Scontri.A3" office:value-type="string">
            <text:p text:style-name="P4">Prison</text:p>
          </table:table-cell>
          <table:table-cell table:style-name="Scontri.A3" office:value-type="string">
            <text:p text:style-name="P4">Guard post 1</text:p>
          </table:table-cell>
          <table:table-cell table:style-name="Scontri.C3" office:value-type="string">
            <text:p text:style-name="P4">3 soldier, 1 mud spammer</text:p>
          </table:table-cell>
          <table:table-cell table:style-name="Scontri.A3" office:value-type="string">
            <text:p text:style-name="P4">12.35</text:p>
          </table:table-cell>
          <table:table-cell table:style-name="Scontri.C3" office:value-type="string">
            <text:p text:style-name="P4">24.57</text:p>
          </table:table-cell>
          <table:table-cell table:style-name="Scontri.C3" office:value-type="string">
            <text:p text:style-name="P4">0.195 – 0.079 = 0.116 </text:p>
          </table:table-cell>
        </table:table-row>
        <table:table-row table:style-name="Scontri.1">
          <table:table-cell table:style-name="Scontri.A2" office:value-type="string">
            <text:p text:style-name="P4">Prison</text:p>
          </table:table-cell>
          <table:table-cell table:style-name="Scontri.A2" office:value-type="string">
            <text:p text:style-name="P4">Guard post 2</text:p>
          </table:table-cell>
          <table:table-cell table:style-name="Scontri.C2" office:value-type="string">
            <text:p text:style-name="P4">3 soldier, 1 mud spammer</text:p>
          </table:table-cell>
          <table:table-cell table:style-name="Scontri.A2" office:value-type="string">
            <text:p text:style-name="P4">12.35</text:p>
          </table:table-cell>
          <table:table-cell table:style-name="Scontri.C2" office:value-type="string">
            <text:p text:style-name="P4">24.57</text:p>
          </table:table-cell>
          <table:table-cell table:style-name="Scontri.C2" office:value-type="string">
            <text:p text:style-name="P4">0.195 – 0.079 = 0.116</text:p>
          </table:table-cell>
        </table:table-row>
        <table:table-row table:style-name="Scontri.1">
          <table:table-cell table:style-name="Scontri.A3" office:value-type="string">
            <text:p text:style-name="P4">Prison</text:p>
          </table:table-cell>
          <table:table-cell table:style-name="Scontri.A3" office:value-type="string">
            <text:p text:style-name="P4">Guard post 3</text:p>
          </table:table-cell>
          <table:table-cell table:style-name="Scontri.C3" office:value-type="string">
            <text:p text:style-name="P4">4 soldier, 1 mud spammer</text:p>
          </table:table-cell>
          <table:table-cell table:style-name="Scontri.A3" office:value-type="string">
            <text:p text:style-name="P4">15.70</text:p>
          </table:table-cell>
          <table:table-cell table:style-name="Scontri.C3" office:value-type="string">
            <text:p text:style-name="P4">24.57</text:p>
          </table:table-cell>
          <table:table-cell table:style-name="Scontri.C3" office:value-type="string">
            <text:p text:style-name="P4">0.155 – 0.100 = 0.055</text:p>
          </table:table-cell>
        </table:table-row>
        <table:table-row table:style-name="Scontri.1">
          <table:table-cell table:style-name="Scontri.A2" office:value-type="string">
            <text:p text:style-name="P4">Prison</text:p>
          </table:table-cell>
          <table:table-cell table:style-name="Scontri.A2" office:value-type="string">
            <text:p text:style-name="P4">Torture chambe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Castle</text:p>
          </table:table-cell>
          <table:table-cell table:style-name="Scontri.A3" office:value-type="string">
            <text:p text:style-name="P4">Room 3 right</text:p>
          </table:table-cell>
          <table:table-cell table:style-name="Scontri.C3" office:value-type="string">
            <text:p text:style-name="P4">1 soldier</text:p>
          </table:table-cell>
          <table:table-cell table:style-name="Scontri.A3" office:value-type="string">
            <text:p text:style-name="P4">3</text:p>
          </table:table-cell>
          <table:table-cell table:style-name="Scontri.C3" office:value-type="string">
            <text:p text:style-name="P4">24.57</text:p>
          </table:table-cell>
          <table:table-cell table:style-name="Scontri.C3" office:value-type="string">
            <text:p text:style-name="P4">0.766 – 0.019 = 0.747</text:p>
          </table:table-cell>
        </table:table-row>
        <table:table-row table:style-name="Scontri.1">
          <table:table-cell table:style-name="Scontri.A2" office:value-type="string">
            <text:p text:style-name="P4">Castle</text:p>
          </table:table-cell>
          <table:table-cell table:style-name="Scontri.A2" office:value-type="string">
            <text:p text:style-name="P4">Room 3 left</text:p>
          </table:table-cell>
          <table:table-cell table:style-name="Scontri.C2" office:value-type="string">
            <text:p text:style-name="P4">2 mud spammer</text:p>
          </table:table-cell>
          <table:table-cell table:style-name="Scontri.A2" office:value-type="string">
            <text:p text:style-name="P4">6.70</text:p>
          </table:table-cell>
          <table:table-cell table:style-name="Scontri.C2" office:value-type="string">
            <text:p text:style-name="P4">24.57</text:p>
          </table:table-cell>
          <table:table-cell table:style-name="Scontri.C2" office:value-type="string">
            <text:p text:style-name="P4">0.409 – 0.042 = 0.367</text:p>
          </table:table-cell>
        </table:table-row>
        <table:table-row table:style-name="Scontri.1">
          <table:table-cell table:style-name="Scontri.A3" office:value-type="string">
            <text:p text:style-name="P4">Castle</text:p>
          </table:table-cell>
          <table:table-cell table:style-name="Scontri.A3" office:value-type="string">
            <text:p text:style-name="P4">Room 8</text:p>
          </table:table-cell>
          <table:table-cell table:style-name="Scontri.C3" office:value-type="string">
            <text:p text:style-name="P4">4 soldier</text:p>
          </table:table-cell>
          <table:table-cell table:style-name="Scontri.A3" office:value-type="string">
            <text:p text:style-name="P4">12</text:p>
          </table:table-cell>
          <table:table-cell table:style-name="Scontri.C3" office:value-type="string">
            <text:p text:style-name="P4">24.57</text:p>
          </table:table-cell>
          <table:table-cell table:style-name="Scontri.C3" office:value-type="string">
            <text:p text:style-name="P4">0.191 – 0.076 = 0.115</text:p>
          </table:table-cell>
        </table:table-row>
        <table:table-row table:style-name="Scontri.1">
          <table:table-cell table:style-name="Scontri.A2" office:value-type="string">
            <text:p text:style-name="P4">Castle</text:p>
          </table:table-cell>
          <table:table-cell table:style-name="Scontri.A2" office:value-type="string">
            <text:p text:style-name="P4">Room 9</text:p>
          </table:table-cell>
          <table:table-cell table:style-name="Scontri.C2" office:value-type="string">
            <text:p text:style-name="P4">1 mud spammer</text:p>
          </table:table-cell>
          <table:table-cell table:style-name="Scontri.A2" office:value-type="string">
            <text:p text:style-name="P4">3.35</text:p>
          </table:table-cell>
          <table:table-cell table:style-name="Scontri.C2" office:value-type="string">
            <text:p text:style-name="P4">24.57</text:p>
          </table:table-cell>
          <table:table-cell table:style-name="Scontri.C2" office:value-type="string">
            <text:p text:style-name="P4">0.819 – 0.021 = 0.798</text:p>
          </table:table-cell>
        </table:table-row>
        <table:table-row table:style-name="Scontri.1">
          <table:table-cell table:style-name="Scontri.A3" office:value-type="string">
            <text:p text:style-name="P4">Castle</text:p>
          </table:table-cell>
          <table:table-cell table:style-name="Scontri.A3" office:value-type="string">
            <text:p text:style-name="P4">Room 17</text:p>
          </table:table-cell>
          <table:table-cell table:style-name="Scontri.C3" office:value-type="string">
            <text:p text:style-name="P4">1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396 – 0.040 = 0.356</text:p>
          </table:table-cell>
        </table:table-row>
        <table:table-row table:style-name="Scontri.1">
          <table:table-cell table:style-name="Scontri.A2" office:value-type="string">
            <text:p text:style-name="P4">Castle</text:p>
          </table:table-cell>
          <table:table-cell table:style-name="Scontri.A2" office:value-type="string">
            <text:p text:style-name="P4">Room 15</text:p>
          </table:table-cell>
          <table:table-cell table:style-name="Scontri.C2" office:value-type="string">
            <text:p text:style-name="P4">2 soldier, 2 mud spammer</text:p>
          </table:table-cell>
          <table:table-cell table:style-name="Scontri.A2" office:value-type="string">
            <text:p text:style-name="P4">12.70</text:p>
          </table:table-cell>
          <table:table-cell table:style-name="Scontri.C2" office:value-type="string">
            <text:p text:style-name="P4">24.57</text:p>
          </table:table-cell>
          <table:table-cell table:style-name="Scontri.C2" office:value-type="string">
            <text:p text:style-name="P4">0.198 – 0.081 = 0.117</text:p>
          </table:table-cell>
        </table:table-row>
        <table:table-row table:style-name="Scontri.1">
          <table:table-cell table:style-name="Scontri.A3" office:value-type="string">
            <text:p text:style-name="P4">Castle</text:p>
          </table:table-cell>
          <table:table-cell table:style-name="Scontri.A3" office:value-type="string">
            <text:p text:style-name="P4">Room 13</text:p>
          </table:table-cell>
          <table:table-cell table:style-name="Scontri.C3" office:value-type="string">
            <text:p text:style-name="P4">2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261 – 0.040 = 0.221</text:p>
          </table:table-cell>
        </table:table-row>
        <table:table-row table:style-name="Scontri.1">
          <table:table-cell table:style-name="Scontri.A2" office:value-type="string">
            <text:p text:style-name="P4">Castle</text:p>
          </table:table-cell>
          <table:table-cell table:style-name="Scontri.A2" office:value-type="string">
            <text:p text:style-name="P4">Room 16</text:p>
          </table:table-cell>
          <table:table-cell table:style-name="Scontri.C2" office:value-type="string">
            <text:p text:style-name="P4">6 elite soldier</text:p>
          </table:table-cell>
          <table:table-cell table:style-name="Scontri.A2" office:value-type="string">
            <text:p text:style-name="P4">30.6</text:p>
          </table:table-cell>
          <table:table-cell table:style-name="Scontri.C2" office:value-type="string">
            <text:p text:style-name="P4">24.57</text:p>
          </table:table-cell>
          <table:table-cell table:style-name="Scontri.C2" office:value-type="string">
            <text:p text:style-name="P4">0.102 – 0.196 = -0.094</text:p>
          </table:table-cell>
        </table:table-row>
      </table:table>
      <text:p text:style-name="Standard"/>
      <text:h text:style-name="P14" text:outline-level="2">Strategy</text:h>
      <text:p text:style-name="P11">Sophie, Calcifer and Heen <text:span text:style-name="T5">at</text:span> level 5 have acquired powerful area spells, such as the fireball. This spell allows you to quickly resolve clashes with many enemies in tight spaces, but consumes a lot of MPs, forcing the player to use <text:span text:style-name="T5">it </text:span>wisely.</text:p>
      <text:p text:style-name="P9">In the nest of rats in the sewers, the rats have a saving throw of 13 on the <text:span text:style-name="T5">spells</text:span>, and are distributed so that they can be hit by 1 to 8 at the same time, suppose it hits an average of 4.5. This means that a level 5 fireball can inflict ((3.5 * 5 * P (1d20&gt; 13) * 1/2 + 3.5 * 5 * P (1d20 &lt;13)) / 2) * 4.5 = ((3 + 11.375) / 2) * 4.5 = 32.34. By inflicting 7.19 per <text:span text:style-name="T5">rat</text:span> we can say that the average damage of two fireballs kill<text:span text:style-name="T5">s</text:span> <text:span text:style-name="T5">any rat</text:span> they target. <text:span text:style-name="T5">A</text:span>verage 8 fireballs solve the most challenging match of the level.</text:p>
      <text:p text:style-name="P9">In clashes like the one with the Mud monster, <text:span text:style-name="T5">each</text:span> team <text:span text:style-name="T5">member </text:span>is targeted at the same time by the physical attack or magic of a single enemy. In these cases, the saving spells on the spells of the characters, based on their level (5/6), are 15/12 for the magic users and 14 for the fighters. Physical attack damage is 34.2 on average based on the team's CA and thac0 on the <text:span text:style-name="T5">Mud</text:span> monster, which attacks <text:span text:style-name="T5">the party </text:span>with a d12. Its <text:span text:style-name="T5">mud-spamming</text:span> magic (1d20) +2 inflicts <text:span text:style-name="T6">to </text:span>a team of level 5 <text:span text:style-name="T6">the following damage:</text:span> (10.5 * P (1d20&gt; = 15) / 2 + 10.5 * P (1d20 &lt;15)) * 3/2) + (10.5 * P (1d20&gt; = 14) / 2 + 10.5 * P (1d20 &lt;14)) + 10 = 13.781 to the magic users + 8.925 to the fighters + 2 to the team member, 32 total.</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outcome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16:05:36.667000000</dc:date>
    <meta:editing-duration>PT8H4M39S</meta:editing-duration>
    <meta:editing-cycles>165</meta:editing-cycles>
    <meta:generator>LibreOffice/6.1.2.1$Windows_X86_64 LibreOffice_project/65905a128db06ba48db947242809d14d3f9a93fe</meta:generator>
    <meta:document-statistic meta:table-count="4" meta:image-count="0" meta:object-count="3" meta:page-count="3" meta:paragraph-count="261" meta:word-count="876" meta:character-count="4225" meta:non-whitespace-character-count="3584"/>
    <meta:template xlink:type="simple" xlink:actuate="onRequest" xlink:title="" xlink:href="../MasterGameDesignDocument.odm" meta:date="2018-12-29T17:17:59.410000000"/>
  </office:meta>
</office:document-meta>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